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svg:stroke-color="#00cc00"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0000" draw:marker-end="Arrow" draw:marker-end-width="0.3cm" draw:fill="none" draw:fill-color="#ffffff" draw:textarea-vertical-align="middle" draw:start-line-spacing-vertical="2.032cm" draw:end-line-spacing-vertical="0.762cm"/>
    </style:style>
    <style:style style:name="gr7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7.874cm" svg:height="1.016cm" svg:x="2.1cm" svg:y="1.1cm">
          <text:p text:style-name="P1">CMPS::computeQp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5.461cm" svg:height="1.016cm" svg:x="3.3cm" svg:y="3.705cm">
          <text:p text:style-name="P1">CMPS::quick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6.604cm" svg:height="1.651cm" svg:x="2.7cm" svg:y="5.729cm">
          <text:p><text:span text:style-name="T1">MPRCA::returnMapAll</text:span></text:p>
          <text:p><text:span text:style-name="T2">_f[model]-&gt;return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715cm" svg:height="0.889cm" svg:x="12.893cm" svg:y="4.721cm">
          <text:p><text:span text:style-name="T1">TMPM::return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.633cm" svg:height="1.486cm" svg:x="12.766cm" svg:y="6.245cm">
          <text:p text:style-name="P1">TMPXX::returnMap</text:p>
          <text:p text:style-name="P1">custo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5.715cm" svg:height="1.778cm" svg:x="19.751cm" svg:y="5.102cm">
          <text:p text:style-name="P1">elastic</text:p>
          <text:p text:style-name="P1">stress=trial_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5.715cm" svg:height="1.524cm" svg:x="19.91cm" svg:y="9.315cm">
          <text:p text:style-name="P1">plastic</text:p>
          <text:p text:style-name="P1">custom returnMap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2.667cm" svg:height="0.889cm" svg:x="19.751cm" svg:y="3.578cm">
          <text:p text:style-name="P1">plastic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1" draw:id="id1" draw:layer="layout" svg:width="6.604cm" svg:height="0.889cm" svg:x="3.4cm" svg:y="8.912cm">
          <text:p text:style-name="P1">CMPS::plastic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604cm" svg:height="1.016cm" svg:x="3.4cm" svg:y="10.563cm">
          <text:p text:style-name="P1">CMPS::returnMa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2.414cm 1.068cm" svg:x1="6.702cm" svg:y1="9.801cm" svg:x2="6.702cm" svg:y2="10.563cm" draw:start-shape="id1" draw:start-glue-point="6" draw:end-shape="id2" draw:end-glue-point="4" svg:d="M6702 9801v381-127 508" svg:viewBox="0 0 1 763">
          <text:p/>
        </draw:connector>
        <draw:connector draw:style-name="gr3" draw:text-style-name="P1" draw:layer="layout" draw:type="curve" draw:line-skew="0.152cm" svg:x1="25.466cm" svg:y1="5.991cm" svg:x2="29.702cm" svg:y2="2.905cm" draw:start-shape="id3" draw:start-glue-point="7" draw:end-shape="id4" draw:end-glue-point="6" svg:d="M25466 5991c2824 0 4236-1028 4236-3086" svg:viewBox="0 0 4237 3087">
          <text:p/>
        </draw:connector>
        <draw:connector draw:style-name="gr2" draw:text-style-name="P1" draw:layer="layout" draw:type="curve" draw:line-skew="-0.121cm" svg:x1="3.4cm" svg:y1="11.071cm" svg:x2="3.3cm" svg:y2="4.213cm" draw:start-shape="id2" draw:start-glue-point="5" draw:end-shape="id5" draw:end-glue-point="5" svg:d="M3400 11071c-2926 0-2876-6858-100-6858" svg:viewBox="0 0 2189 6859">
          <text:p/>
        </draw:connector>
        <draw:connector draw:style-name="gr2" draw:text-style-name="P1" draw:layer="layout" draw:type="curve" draw:line-skew="0.152cm" svg:x1="9.304cm" svg:y1="6.555cm" svg:x2="12.893cm" svg:y2="5.165cm" draw:start-shape="id6" draw:start-glue-point="7" draw:end-shape="id7" svg:d="M9304 6555c3916 0 2122-1390 3589-1390" svg:viewBox="0 0 3590 1391">
          <text:p/>
        </draw:connector>
        <draw:connector draw:style-name="gr2" draw:text-style-name="P1" draw:layer="layout" draw:type="curve" draw:line-skew="0.152cm" svg:x1="9.304cm" svg:y1="6.555cm" svg:x2="12.766cm" svg:y2="6.988cm" draw:start-shape="id6" draw:start-glue-point="7" draw:end-shape="id8" draw:end-glue-point="5" svg:d="M9304 6555c3822 0 2091 433 3462 433" svg:viewBox="0 0 3463 434">
          <text:p/>
        </draw:connector>
        <draw:connector draw:style-name="gr4" draw:text-style-name="P1" draw:layer="layout" draw:type="curve" draw:line-skew="-1.132cm -1.83cm" svg:x1="18.608cm" svg:y1="5.165cm" svg:x2="19.751cm" svg:y2="4.022cm" draw:start-shape="id7" draw:start-glue-point="7" draw:end-shape="id9" draw:end-glue-point="5" svg:d="M18608 5165c156 0 104-952 500-952s273-191 643-191" svg:viewBox="0 0 1144 1144">
          <text:p/>
        </draw:connector>
        <draw:connector draw:style-name="gr3" draw:text-style-name="P1" draw:layer="layout" draw:type="curve" draw:line-skew="-1.052cm -1.831cm" svg:x1="18.399cm" svg:y1="6.988cm" svg:x2="19.751cm" svg:y2="5.991cm" draw:start-shape="id8" draw:start-glue-point="7" draw:end-shape="id3" draw:end-glue-point="5" svg:d="M18399 6988c432 0 288-362 674-362s240-635 678-635" svg:viewBox="0 0 1353 998">
          <text:p/>
        </draw:connector>
        <draw:connector draw:style-name="gr4" draw:text-style-name="P1" draw:layer="layout" draw:type="curve" draw:line-skew="1.95cm" svg:x1="22.418cm" svg:y1="4.022cm" svg:x2="10.004cm" svg:y2="9.356cm" draw:start-shape="id9" draw:start-glue-point="7" draw:end-shape="id1" draw:end-glue-point="7" svg:d="M22418 4022c5670 0 11877 5334-12414 5334" svg:viewBox="0 0 17569 5335">
          <text:p/>
        </draw:connector>
        <draw:connector draw:style-name="gr3" draw:text-style-name="P1" draw:layer="layout" draw:type="curve" draw:line-skew="0.152cm" svg:x1="25.625cm" svg:y1="10.077cm" svg:x2="26.029cm" svg:y2="11.487cm" draw:start-shape="id10" draw:start-glue-point="7" draw:end-shape="id11" draw:end-glue-point="4" svg:d="M25625 10077c270 0 404 470 404 1410" svg:viewBox="0 0 405 1411">
          <text:p/>
        </draw:connector>
        <draw:connector draw:style-name="gr4" draw:text-style-name="P1" draw:layer="layout" draw:type="curve" draw:line-skew="-2.42cm 0.233cm 0.909cm" svg:x1="22.767cm" svg:y1="10.839cm" svg:x2="6.257cm" svg:y2="12.595cm" draw:start-shape="id10" draw:start-glue-point="6" draw:end-shape="id12" draw:end-glue-point="4" svg:d="M22767 10839c0 564-8686 376-8686 732s-7824 22-7824 1024" svg:viewBox="0 0 16511 1757">
          <text:p/>
        </draw:connector>
        <draw:custom-shape draw:style-name="gr1" draw:text-style-name="P1" xml:id="id12" draw:id="id12" draw:layer="layout" svg:width="5.715cm" svg:height="1.143cm" svg:x="3.4cm" svg:y="12.595cm">
          <text:p text:style-name="P1">CMPS::single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4.699cm" svg:height="1.143cm" svg:x="10.385cm" svg:y="12.595cm">
          <text:p text:style-name="P1">MPLS::nr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604cm" svg:height="1.143cm" svg:x="16.481cm" svg:y="12.595cm">
          <text:p text:style-name="P1">MPLS::calculateRH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7.493cm" svg:height="1.143cm" svg:x="16.608cm" svg:y="14.5cm">
          <text:p text:style-name="P1">MPLS::calculateJacobi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5.715cm" svg:height="1.397cm" svg:x="10.131cm" svg:y="16.778cm">
          <text:p text:style-name="P1">CMPS::lin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draw:line-skew="-0.858cm -3.295cm" svg:x1="6.702cm" svg:y1="11.579cm" svg:x2="6.257cm" svg:y2="12.595cm" draw:start-shape="id2" draw:start-glue-point="6" draw:end-shape="id12" draw:end-glue-point="4" svg:d="M6702 11579c0 390-381 260-381 454 0 195-64 12-64 562" svg:viewBox="0 0 446 1017">
          <text:p/>
        </draw:connector>
        <draw:connector draw:style-name="gr2" draw:text-style-name="P1" draw:layer="layout" draw:type="curve" draw:line-skew="-1.242cm 2.085cm" svg:x1="9.115cm" svg:y1="13.167cm" svg:x2="10.385cm" svg:y2="13.167cm" draw:start-shape="id12" draw:start-glue-point="7" draw:end-shape="id13" draw:end-glue-point="5" svg:d="M9115 13167c85 0 57-64 526-64 470 0 333 64 744 64" svg:viewBox="0 0 1271 65">
          <text:p/>
        </draw:connector>
        <draw:connector draw:style-name="gr2" draw:text-style-name="P1" draw:layer="layout" draw:type="curve" draw:line-skew="-1.087cm 2.212cm" svg:x1="15.084cm" svg:y1="13.167cm" svg:x2="16.481cm" svg:y2="13.167cm" draw:start-shape="id13" draw:start-glue-point="7" draw:end-shape="id14" draw:end-glue-point="5" svg:d="M15084 13167c414 0 276 63 686 63 411 0 261-63 711-63" svg:viewBox="0 0 1398 64">
          <text:p/>
        </draw:connector>
        <draw:connector draw:style-name="gr2" draw:text-style-name="P1" draw:layer="layout" draw:type="curve" draw:line-skew="-1.274cm 1.577cm" svg:x1="15.084cm" svg:y1="13.167cm" svg:x2="16.608cm" svg:y2="15.072cm" draw:start-shape="id13" draw:start-glue-point="7" draw:end-shape="id15" draw:end-glue-point="5" svg:d="M15084 13167c228 0 152 1333 673 1333 522 0 358 572 851 572" svg:viewBox="0 0 1525 1906">
          <text:p/>
        </draw:connector>
        <draw:connector draw:style-name="gr2" draw:text-style-name="P1" draw:layer="layout" draw:type="curve" draw:line-skew="0.152cm" svg:x1="6.257cm" svg:y1="13.738cm" svg:x2="10.131cm" svg:y2="17.477cm" draw:start-shape="id12" draw:start-glue-point="6" draw:end-shape="id16" draw:end-glue-point="5" svg:d="M6257 13738c0 2493 1291 3739 3874 3739" svg:viewBox="0 0 3875 3740">
          <text:p/>
        </draw:connector>
        <draw:custom-shape draw:style-name="gr1" draw:text-style-name="P1" xml:id="id17" draw:id="id17" draw:layer="layout" svg:width="6.604cm" svg:height="1.27cm" svg:x="17.243cm" svg:y="17.032cm">
          <text:p text:style-name="P1">CMPS::residual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draw:line-skew="-1.085cm -2.25cm" svg:x1="15.846cm" svg:y1="17.477cm" svg:x2="17.243cm" svg:y2="17.667cm" draw:start-shape="id16" draw:start-glue-point="7" draw:end-shape="id17" draw:end-glue-point="5" svg:d="M15846 17477c417 0 278 152 687 152 410 0 260 38 710 38" svg:viewBox="0 0 1398 191">
          <text:p/>
        </draw:connector>
        <draw:connector draw:style-name="gr2" draw:text-style-name="P1" draw:layer="layout" draw:type="curve" draw:line-skew="-0.828cm" svg:x1="6.257cm" svg:y1="13.738cm" svg:x2="20.545cm" svg:y2="18.302cm" draw:start-shape="id12" draw:start-glue-point="6" draw:end-shape="id17" draw:end-glue-point="6" svg:d="M6257 13738c0 7969 14288 5687 14288 4564" svg:viewBox="0 0 14289 5749">
          <text:p/>
        </draw:connector>
        <draw:custom-shape draw:style-name="gr5" draw:text-style-name="P1" xml:id="id18" draw:id="id18" draw:layer="layout" svg:width="5.334cm" svg:height="1.016cm" svg:x="23.466cm" svg:y="19.38cm">
          <text:p text:style-name="P1">fails to conver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curve" draw:line-skew="0.152cm" svg:x1="23.847cm" svg:y1="17.667cm" svg:x2="26.133cm" svg:y2="19.38cm" draw:start-shape="id17" draw:start-glue-point="7" draw:end-shape="id18" draw:end-glue-point="4" svg:d="M23847 17667c1524 0 2286 571 2286 1713" svg:viewBox="0 0 2287 1714">
          <text:p/>
        </draw:connector>
        <draw:connector draw:style-name="gr3" draw:text-style-name="P1" draw:layer="layout" draw:type="curve" draw:line-skew="-1.005cm 1.957cm" svg:x1="18.608cm" svg:y1="5.165cm" svg:x2="19.751cm" svg:y2="5.991cm" draw:start-shape="id7" draw:start-glue-point="7" draw:end-shape="id3" draw:end-glue-point="5" svg:d="M18608 5165c346 0 231 318 563 318 333 0 210 508 580 508" svg:viewBox="0 0 1144 827">
          <text:p/>
        </draw:connector>
        <draw:connector draw:style-name="gr3" draw:text-style-name="P1" draw:layer="layout" draw:type="curve" draw:line-skew="0.368cm" svg:x1="23.847cm" svg:y1="17.667cm" svg:x2="31.988cm" svg:y2="2.397cm" draw:start-shape="id17" draw:start-glue-point="7" draw:end-shape="id4" draw:end-glue-point="7" svg:d="M23847 17667c13516 0 9446-15270 8141-15270" svg:viewBox="0 0 9742 15271">
          <text:p/>
        </draw:connector>
        <draw:custom-shape draw:style-name="gr1" draw:text-style-name="P1" draw:layer="layout" svg:width="1.016cm" svg:height="1.016cm" svg:x="1.167cm" svg:y="1.054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8.771cm" svg:y="3.659cm">
          <text:p text:style-name="P1">2/7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1" draw:text-style-name="P1" draw:layer="layout" svg:width="1.016cm" svg:height="1.016cm" svg:x="1.74cm" svg:y="5.853cm">
          <text:p text:style-name="P1"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10.622cm" svg:y="5.31cm">
          <text:p text:style-name="P1">4/8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5.669cm" svg:y="7.977cm">
          <text:p text:style-name="P1">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9.987cm" svg:y="10.317cm">
          <text:p text:style-name="P1">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" draw:layer="layout" draw:type="curve" draw:line-skew="-7.191cm -3.118cm" svg:x1="18.399cm" svg:y1="6.988cm" svg:x2="19.91cm" svg:y2="10.077cm" draw:start-shape="id8" draw:start-glue-point="7" draw:end-shape="id10" draw:end-glue-point="5" svg:d="M18399 6988c804 0 536 1497 772 1497 237 0-14 1592 739 1592" svg:viewBox="0 0 1512 3090">
          <text:p/>
        </draw:connector>
        <draw:custom-shape draw:style-name="gr1" draw:text-style-name="P1" draw:layer="layout" svg:width="1.016cm" svg:height="1.016cm" svg:x="2.394cm" svg:y="12.676cm">
          <text:p text:style-name="P1">9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14.022cm" svg:y="11.66cm">
          <text:p text:style-name="P1">1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9.86cm" svg:y="15.851cm">
          <text:p text:style-name="P1">1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.016cm" svg:height="1.016cm" svg:x="19.639cm" svg:y="16.105cm">
          <text:p text:style-name="P1">1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draw:line-skew="0.152cm" svg:x1="6.037cm" svg:y1="2.116cm" svg:x2="6.031cm" svg:y2="3.705cm" draw:start-shape="id19" draw:start-glue-point="6" draw:end-shape="id5" draw:end-glue-point="4" svg:d="M6037 2116l-6 1589" svg:viewBox="0 0 7 1590">
          <text:p/>
        </draw:connector>
        <draw:connector draw:style-name="gr2" draw:text-style-name="P1" draw:layer="layout" draw:type="line" draw:line-skew="0.152cm" svg:x1="6.031cm" svg:y1="4.721cm" svg:x2="6.002cm" svg:y2="5.729cm" draw:start-shape="id5" draw:start-glue-point="6" draw:end-shape="id6" draw:end-glue-point="4" svg:d="M6031 4721l-29 1008" svg:viewBox="0 0 30 1009">
          <text:p/>
        </draw:connector>
        <draw:custom-shape draw:style-name="gr1" draw:text-style-name="P1" xml:id="id11" draw:id="id11" draw:layer="layout" svg:width="4.445cm" svg:height="1.016cm" svg:x="23.806cm" svg:y="11.487cm">
          <text:p text:style-name="P1">_f[model]-&gt;c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1" draw:id="id21" draw:layer="layout" svg:width="3.302cm" svg:height="1.524cm" svg:x="27.632cm" svg:y="9.136cm">
          <text:p text:style-name="P1"><text:span text:style-name="T1">TMPM::cto</text:span></text:p>
          <text:p text:style-name="P1"><text:span text:style-name="T1">E_ijk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3.556cm" svg:height="1.397cm" svg:x="29.505cm" svg:y="10.995cm">
          <text:p text:style-name="P1"><text:span text:style-name="T1">TMPXX::cto</text:span></text:p>
          <text:p text:style-name="P1"><text:span text:style-name="T1">cust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4" draw:id="id4" draw:layer="layout" svg:width="4.572cm" svg:height="1.016cm" svg:x="27.416cm" svg:y="1.889cm">
          <text:p text:style-name="P1">successful step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" draw:text-style-name="P1" draw:layer="layout" draw:type="line" draw:line-skew="0.152cm" svg:x1="27.416cm" svg:y1="2.397cm" svg:x2="9.974cm" svg:y2="1.608cm" draw:start-shape="id4" draw:start-glue-point="5" draw:end-shape="id19" svg:d="M27416 2397l-17442-789" svg:viewBox="0 0 17443 790">
          <text:p/>
        </draw:connector>
        <draw:connector draw:style-name="gr3" draw:text-style-name="P1" draw:layer="layout" draw:type="curve" draw:line-skew="0.152cm" svg:x1="31.283cm" svg:y1="10.995cm" svg:x2="29.702cm" svg:y2="2.905cm" draw:start-shape="id20" draw:start-glue-point="4" draw:end-shape="id4" draw:end-glue-point="6" svg:d="M31283 10995c0-6753-1581-2708-1581-8090" svg:viewBox="0 0 1582 8091">
          <text:p/>
        </draw:connector>
        <draw:connector draw:style-name="gr3" draw:text-style-name="P1" draw:layer="layout" draw:type="curve" draw:line-skew="0.135cm" svg:x1="29.283cm" svg:y1="9.136cm" svg:x2="29.702cm" svg:y2="2.905cm" draw:start-shape="id21" draw:start-glue-point="4" draw:end-shape="id4" draw:end-glue-point="6" svg:d="M29283 9136c0-5383 419-2268 419-6231" svg:viewBox="0 0 420 6232">
          <text:p/>
        </draw:connector>
        <draw:connector draw:style-name="gr3" draw:text-style-name="P1" draw:layer="layout" draw:type="curve" draw:line-skew="-1.053cm 2.377cm" svg:x1="28.251cm" svg:y1="11.995cm" svg:x2="29.505cm" svg:y2="11.694cm" draw:start-shape="id11" draw:start-glue-point="7" draw:end-shape="id20" draw:end-glue-point="5" svg:d="M28251 11995c358 0 239-200 611-200 373 0 238-101 643-101" svg:viewBox="0 0 1255 302">
          <text:p/>
        </draw:connector>
        <draw:connector draw:style-name="gr3" draw:text-style-name="P1" draw:layer="layout" draw:type="curve" draw:line-skew="-2.873cm 3.473cm" svg:x1="28.251cm" svg:y1="11.995cm" svg:x2="27.632cm" svg:y2="9.898cm" draw:start-shape="id11" draw:start-glue-point="7" draw:end-shape="id21" draw:end-glue-point="5" svg:d="M28251 11995c468 0 312-962-404-962s-966-1135-215-1135" svg:viewBox="0 0 1343 2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ll-image-width="0cm" draw:fill-image-height="0cm" draw:start-line-spacing-horizontal="1.829cm" draw:start-line-spacing-vertical="2.794cm" draw:end-line-spacing-vertical="1.57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34.92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10-29T09:48:00.123028497</meta:creation-date>
    <dc:date>2015-10-29T11:19:04.463716296</dc:date>
    <dc:creator>Rachel Waxman</dc:creator>
    <meta:editing-duration>PT1H28M13S</meta:editing-duration>
    <meta:editing-cycles>56</meta:editing-cycles>
    <meta:generator>LibreOffice/4.2.8.2$Linux_X86_64 LibreOffice_project/420m0$Build-2</meta:generator>
    <meta:document-statistic meta:object-count="59"/>
  </office:meta>
</office:document-meta>
</file>